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2c1f" officeooo:paragraph-rsid="001a2c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yesof!!0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0:35:43.263277840</meta:creation-date>
    <dc:date>2016-12-09T11:16:44.919524854</dc:date>
    <meta:editing-duration>PT25M49S</meta:editing-duration>
    <meta:editing-cycles>3</meta:editing-cycles>
    <meta:generator>LibreOffice/4.3.3.2$Linux_ARM_EABI LibreOffice_project/430m0$Build-2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